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82in"/>
    </style:style>
    <style:style style:name="co2" style:family="table-column">
      <style:table-column-properties fo:break-before="auto" style:column-width="0.6425in"/>
    </style:style>
    <style:style style:name="co3" style:family="table-column">
      <style:table-column-properties fo:break-before="auto" style:column-width="0.7035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803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>
            <text:p>time</text:p>
          </table:table-cell>
          <table:table-cell office:value-type="string">
            <text:p>unit</text:p>
          </table:table-cell>
          <table:table-cell office:value-type="string">
            <text:p>valu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01.02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48.4">
            <text:p>48.4</text:p>
          </table:table-cell>
          <table:table-cell office:value-type="string">
            <text:p>01.02.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01.04.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6.6">
            <text:p>36.6</text:p>
          </table:table-cell>
          <table:table-cell office:value-type="string">
            <text:p>01.04.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8.4">
            <text:p>38.4</text:p>
          </table:table-cell>
          <table:table-cell office:value-type="string">
            <text:p>01.04.3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8.6">
            <text:p>38.6</text:p>
          </table:table-cell>
          <table:table-cell office:value-type="string">
            <text:p>01.04.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8">
            <text:p>58</text:p>
          </table:table-cell>
          <table:table-cell office:value-type="string">
            <text:p>01.04.3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9.6">
            <text:p>9.6</text:p>
          </table:table-cell>
          <table:table-cell office:value-type="string">
            <text:p>01.06.7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2.4">
            <text:p>12.4</text:p>
          </table:table-cell>
          <table:table-cell office:value-type="string">
            <text:p>01.06.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4.6">
            <text:p>14.6</text:p>
          </table:table-cell>
          <table:table-cell office:value-type="string">
            <text:p>01.06.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4">
            <text:p>14</text:p>
          </table:table-cell>
          <table:table-cell office:value-type="string">
            <text:p>01.07.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6.4">
            <text:p>16.4</text:p>
          </table:table-cell>
          <table:table-cell office:value-type="string">
            <text:p>01.07.0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6.6">
            <text:p>16.6</text:p>
          </table:table-cell>
          <table:table-cell office:value-type="string">
            <text:p>01.07.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3.4">
            <text:p>53.4</text:p>
          </table:table-cell>
          <table:table-cell office:value-type="string">
            <text:p>01.07.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9.8">
            <text:p>9.8</text:p>
          </table:table-cell>
          <table:table-cell office:value-type="string">
            <text:p>01.08.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1.6">
            <text:p>11.6</text:p>
          </table:table-cell>
          <table:table-cell office:value-type="string">
            <text:p>01.09.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1.5">
            <text:p>21.5</text:p>
          </table:table-cell>
          <table:table-cell office:value-type="string">
            <text:p>01.09.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4.2">
            <text:p>24.2</text:p>
          </table:table-cell>
          <table:table-cell office:value-type="string">
            <text:p>01.09.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4.9">
            <text:p>24.9</text:p>
          </table:table-cell>
          <table:table-cell office:value-type="string">
            <text:p>01.09.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01.09.9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8.2">
            <text:p>38.2</text:p>
          </table:table-cell>
          <table:table-cell office:value-type="string">
            <text:p>01.09.9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1.8">
            <text:p>41.8</text:p>
          </table:table-cell>
          <table:table-cell office:value-type="string">
            <text:p>01.09.9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0">
            <text:p>60</text:p>
          </table:table-cell>
          <table:table-cell office:value-type="string">
            <text:p>02.02.9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7.6">
            <text:p>27.6</text:p>
          </table:table-cell>
          <table:table-cell office:value-type="string">
            <text:p>02.02.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0.4">
            <text:p>30.4</text:p>
          </table:table-cell>
          <table:table-cell office:value-type="string">
            <text:p>02.02.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0.8">
            <text:p>30.8</text:p>
          </table:table-cell>
          <table:table-cell office:value-type="string">
            <text:p>02.02.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1.4">
            <text:p>31.4</text:p>
          </table:table-cell>
          <table:table-cell office:value-type="string">
            <text:p>02.02.9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1.6">
            <text:p>31.6</text:p>
          </table:table-cell>
          <table:table-cell office:value-type="string">
            <text:p>02.02.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3">
            <text:p>13</text:p>
          </table:table-cell>
          <table:table-cell office:value-type="string">
            <text:p>02.05.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4.8">
            <text:p>14.8</text:p>
          </table:table-cell>
          <table:table-cell office:value-type="string">
            <text:p>02.05.1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02.05.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.7">
            <text:p>16.7</text:p>
          </table:table-cell>
          <table:table-cell office:value-type="string">
            <text:p>02.05.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8">
            <text:p>18</text:p>
          </table:table-cell>
          <table:table-cell office:value-type="string">
            <text:p>02.06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0.6">
            <text:p>20.6</text:p>
          </table:table-cell>
          <table:table-cell office:value-type="string">
            <text:p>02.06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3.2">
            <text:p>23.2</text:p>
          </table:table-cell>
          <table:table-cell office:value-type="string">
            <text:p>02.06.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string">
            <text:p>02.07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02.07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5.6">
            <text:p>35.6</text:p>
          </table:table-cell>
          <table:table-cell office:value-type="string">
            <text:p>02.07.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7.2">
            <text:p>37.2</text:p>
          </table:table-cell>
          <table:table-cell office:value-type="string">
            <text:p>02.07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40">
            <text:p>40</text:p>
          </table:table-cell>
          <table:table-cell office:value-type="string">
            <text:p>02.07.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02.07.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6">
            <text:p>66</text:p>
          </table:table-cell>
          <table:table-cell office:value-type="string">
            <text:p>02.07.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8.4">
            <text:p>28.4</text:p>
          </table:table-cell>
          <table:table-cell office:value-type="string">
            <text:p>02.07.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8.6">
            <text:p>38.6</text:p>
          </table:table-cell>
          <table:table-cell office:value-type="string">
            <text:p>02.07.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6.8">
            <text:p>26.8</text:p>
          </table:table-cell>
          <table:table-cell office:value-type="string">
            <text:p>02.08.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7.2">
            <text:p>27.2</text:p>
          </table:table-cell>
          <table:table-cell office:value-type="string">
            <text:p>02.08.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7.2">
            <text:p>27.2</text:p>
          </table:table-cell>
          <table:table-cell office:value-type="string">
            <text:p>02.08.5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5.4">
            <text:p>55.4</text:p>
          </table:table-cell>
          <table:table-cell office:value-type="string">
            <text:p>02.08.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02.10.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4.2">
            <text:p>34.2</text:p>
          </table:table-cell>
          <table:table-cell office:value-type="string">
            <text:p>02.10.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54.2">
            <text:p>54.2</text:p>
          </table:table-cell>
          <table:table-cell office:value-type="string">
            <text:p>02.10.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63.4">
            <text:p>63.4</text:p>
          </table:table-cell>
          <table:table-cell office:value-type="string">
            <text:p>02.10.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64">
            <text:p>64</text:p>
          </table:table-cell>
          <table:table-cell office:value-type="string">
            <text:p>02.10.4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4">
            <text:p>64</text:p>
          </table:table-cell>
          <table:table-cell office:value-type="string">
            <text:p>02.10.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40.6">
            <text:p>40.6</text:p>
          </table:table-cell>
          <table:table-cell office:value-type="string">
            <text:p>02.10.9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65.6">
            <text:p>65.6</text:p>
          </table:table-cell>
          <table:table-cell office:value-type="string">
            <text:p>02.10.9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91.8">
            <text:p>91.8</text:p>
          </table:table-cell>
          <table:table-cell office:value-type="string">
            <text:p>02.10.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7.2">
            <text:p>17.2</text:p>
          </table:table-cell>
          <table:table-cell office:value-type="string">
            <text:p>03.01.4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8">
            <text:p>18</text:p>
          </table:table-cell>
          <table:table-cell office:value-type="string">
            <text:p>03.01.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8.2">
            <text:p>18.2</text:p>
          </table:table-cell>
          <table:table-cell office:value-type="string">
            <text:p>03.01.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7.8">
            <text:p>27.8</text:p>
          </table:table-cell>
          <table:table-cell office:value-type="string">
            <text:p>03.01.6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0.6">
            <text:p>30.6</text:p>
          </table:table-cell>
          <table:table-cell office:value-type="string">
            <text:p>03.01.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4.6">
            <text:p>24.6</text:p>
          </table:table-cell>
          <table:table-cell office:value-type="string">
            <text:p>03.02.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3.8">
            <text:p>33.8</text:p>
          </table:table-cell>
          <table:table-cell office:value-type="string">
            <text:p>03.02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3.8">
            <text:p>23.8</text:p>
          </table:table-cell>
          <table:table-cell office:value-type="string">
            <text:p>03.04.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3.4">
            <text:p>33.4</text:p>
          </table:table-cell>
          <table:table-cell office:value-type="string">
            <text:p>03.04.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0">
            <text:p>40</text:p>
          </table:table-cell>
          <table:table-cell office:value-type="string">
            <text:p>03.04.5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1.8">
            <text:p>61.8</text:p>
          </table:table-cell>
          <table:table-cell office:value-type="string">
            <text:p>03.04.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2.4">
            <text:p>12.4</text:p>
          </table:table-cell>
          <table:table-cell office:value-type="string">
            <text:p>03.05.3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3.6">
            <text:p>13.6</text:p>
          </table:table-cell>
          <table:table-cell office:value-type="string">
            <text:p>03.05.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5">
            <text:p>15</text:p>
          </table:table-cell>
          <table:table-cell office:value-type="string">
            <text:p>03.05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1.3">
            <text:p>31.3</text:p>
          </table:table-cell>
          <table:table-cell office:value-type="string">
            <text:p>03.07.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3.9">
            <text:p>33.9</text:p>
          </table:table-cell>
          <table:table-cell office:value-type="string">
            <text:p>03.07.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5.8">
            <text:p>35.8</text:p>
          </table:table-cell>
          <table:table-cell office:value-type="string">
            <text:p>03.07.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5">
            <text:p>25</text:p>
          </table:table-cell>
          <table:table-cell office:value-type="string">
            <text:p>03.07.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2.2">
            <text:p>32.2</text:p>
          </table:table-cell>
          <table:table-cell office:value-type="string">
            <text:p>03.07.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2.6">
            <text:p>22.6</text:p>
          </table:table-cell>
          <table:table-cell office:value-type="string">
            <text:p>03.08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8.4">
            <text:p>28.4</text:p>
          </table:table-cell>
          <table:table-cell office:value-type="string">
            <text:p>03.08.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8.2">
            <text:p>48.2</text:p>
          </table:table-cell>
          <table:table-cell office:value-type="string">
            <text:p>03.08.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3.4">
            <text:p>13.4</text:p>
          </table:table-cell>
          <table:table-cell office:value-type="string">
            <text:p>03.09.2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6.6">
            <text:p>16.6</text:p>
          </table:table-cell>
          <table:table-cell office:value-type="string">
            <text:p>03.09.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7.4">
            <text:p>17.4</text:p>
          </table:table-cell>
          <table:table-cell office:value-type="string">
            <text:p>03.09.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03.10.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98.6">
            <text:p>98.6</text:p>
          </table:table-cell>
          <table:table-cell office:value-type="string">
            <text:p>03.11.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3.6">
            <text:p>23.6</text:p>
          </table:table-cell>
          <table:table-cell office:value-type="string">
            <text:p>03.12.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4">
            <text:p>24</text:p>
          </table:table-cell>
          <table:table-cell office:value-type="string">
            <text:p>03.12.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4">
            <text:p>24</text:p>
          </table:table-cell>
          <table:table-cell office:value-type="string">
            <text:p>03.12.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43.6">
            <text:p>43.6</text:p>
          </table:table-cell>
          <table:table-cell office:value-type="string">
            <text:p>03.12.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59.8">
            <text:p>59.8</text:p>
          </table:table-cell>
          <table:table-cell office:value-type="string">
            <text:p>03.12.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63.6">
            <text:p>63.6</text:p>
          </table:table-cell>
          <table:table-cell office:value-type="string">
            <text:p>03.12.6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75.8">
            <text:p>75.8</text:p>
          </table:table-cell>
          <table:table-cell office:value-type="string">
            <text:p>03.12.8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5.2">
            <text:p>45.2</text:p>
          </table:table-cell>
          <table:table-cell office:value-type="string">
            <text:p>04.01.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9.7">
            <text:p>29.7</text:p>
          </table:table-cell>
          <table:table-cell office:value-type="string">
            <text:p>04.01.7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0.6">
            <text:p>10.6</text:p>
          </table:table-cell>
          <table:table-cell office:value-type="string">
            <text:p>04.03.9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0.8">
            <text:p>10.8</text:p>
          </table:table-cell>
          <table:table-cell office:value-type="string">
            <text:p>04.04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2.9">
            <text:p>12.9</text:p>
          </table:table-cell>
          <table:table-cell office:value-type="string">
            <text:p>04.04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9">
            <text:p>19</text:p>
          </table:table-cell>
          <table:table-cell office:value-type="string">
            <text:p>04.04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4">
            <text:p>24</text:p>
          </table:table-cell>
          <table:table-cell office:value-type="string">
            <text:p>04.04.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04.04.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0.5">
            <text:p>40.5</text:p>
          </table:table-cell>
          <table:table-cell office:value-type="string">
            <text:p>04.04.7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3">
            <text:p>13</text:p>
          </table:table-cell>
          <table:table-cell office:value-type="string">
            <text:p>04.07.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6.2">
            <text:p>26.2</text:p>
          </table:table-cell>
          <table:table-cell office:value-type="string">
            <text:p>04.07.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04.07.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2.6">
            <text:p>12.6</text:p>
          </table:table-cell>
          <table:table-cell office:value-type="string">
            <text:p>04.08.0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4">
            <text:p>14</text:p>
          </table:table-cell>
          <table:table-cell office:value-type="string">
            <text:p>04.08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5.4">
            <text:p>15.4</text:p>
          </table:table-cell>
          <table:table-cell office:value-type="string">
            <text:p>04.08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0.6">
            <text:p>30.6</text:p>
          </table:table-cell>
          <table:table-cell office:value-type="string">
            <text:p>04.08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9.5">
            <text:p>39.5</text:p>
          </table:table-cell>
          <table:table-cell office:value-type="string">
            <text:p>04.08.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57.5">
            <text:p>57.5</text:p>
          </table:table-cell>
          <table:table-cell office:value-type="string">
            <text:p>04.08.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90.9">
            <text:p>90.9</text:p>
          </table:table-cell>
          <table:table-cell office:value-type="string">
            <text:p>04.08.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7.6">
            <text:p>17.6</text:p>
          </table:table-cell>
          <table:table-cell office:value-type="string">
            <text:p>04.09.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4">
            <text:p>24</text:p>
          </table:table-cell>
          <table:table-cell office:value-type="string">
            <text:p>04.09.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4.8">
            <text:p>24.8</text:p>
          </table:table-cell>
          <table:table-cell office:value-type="string">
            <text:p>04.09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4.8">
            <text:p>24.8</text:p>
          </table:table-cell>
          <table:table-cell office:value-type="string">
            <text:p>04.09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5.6">
            <text:p>25.6</text:p>
          </table:table-cell>
          <table:table-cell office:value-type="string">
            <text:p>04.09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5.6">
            <text:p>25.6</text:p>
          </table:table-cell>
          <table:table-cell office:value-type="string">
            <text:p>04.09.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5.6">
            <text:p>25.6</text:p>
          </table:table-cell>
          <table:table-cell office:value-type="string">
            <text:p>04.09.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8.4">
            <text:p>8.4</text:p>
          </table:table-cell>
          <table:table-cell office:value-type="string">
            <text:p>04.09.9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0.2">
            <text:p>10.2</text:p>
          </table:table-cell>
          <table:table-cell office:value-type="string">
            <text:p>04.09.9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2.4">
            <text:p>42.4</text:p>
          </table:table-cell>
          <table:table-cell office:value-type="string">
            <text:p>04.10.0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6">
            <text:p>46</text:p>
          </table:table-cell>
          <table:table-cell office:value-type="string">
            <text:p>04.10.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7.8">
            <text:p>17.8</text:p>
          </table:table-cell>
          <table:table-cell office:value-type="string">
            <text:p>04.11.5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4.2">
            <text:p>24.2</text:p>
          </table:table-cell>
          <table:table-cell office:value-type="string">
            <text:p>04.11.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8.4">
            <text:p>28.4</text:p>
          </table:table-cell>
          <table:table-cell office:value-type="string">
            <text:p>04.11.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46.2">
            <text:p>46.2</text:p>
          </table:table-cell>
          <table:table-cell office:value-type="string">
            <text:p>04.11.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59.9">
            <text:p>59.9</text:p>
          </table:table-cell>
          <table:table-cell office:value-type="string">
            <text:p>04.11.5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69.3">
            <text:p>69.3</text:p>
          </table:table-cell>
          <table:table-cell office:value-type="string">
            <text:p>04.11.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9.4">
            <text:p>29.4</text:p>
          </table:table-cell>
          <table:table-cell office:value-type="string">
            <text:p>04.11.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58.2">
            <text:p>58.2</text:p>
          </table:table-cell>
          <table:table-cell office:value-type="string">
            <text:p>04.11.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79.6">
            <text:p>79.6</text:p>
          </table:table-cell>
          <table:table-cell office:value-type="string">
            <text:p>04.12.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2.6">
            <text:p>32.6</text:p>
          </table:table-cell>
          <table:table-cell office:value-type="string">
            <text:p>05.03.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6.9">
            <text:p>36.9</text:p>
          </table:table-cell>
          <table:table-cell office:value-type="string">
            <text:p>05.04.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8.4">
            <text:p>48.4</text:p>
          </table:table-cell>
          <table:table-cell office:value-type="string">
            <text:p>05.04.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8.9">
            <text:p>48.9</text:p>
          </table:table-cell>
          <table:table-cell office:value-type="string">
            <text:p>05.08.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1.4">
            <text:p>51.4</text:p>
          </table:table-cell>
          <table:table-cell office:value-type="string">
            <text:p>05.08.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string">
            <text:p>05.08.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1.3">
            <text:p>31.3</text:p>
          </table:table-cell>
          <table:table-cell office:value-type="string">
            <text:p>05.08.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42.9">
            <text:p>42.9</text:p>
          </table:table-cell>
          <table:table-cell office:value-type="string">
            <text:p>05.08.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8.6">
            <text:p>48.6</text:p>
          </table:table-cell>
          <table:table-cell office:value-type="string">
            <text:p>05.08.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5.2">
            <text:p>5.2</text:p>
          </table:table-cell>
          <table:table-cell office:value-type="string">
            <text:p>05.09.6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9.2">
            <text:p>9.2</text:p>
          </table:table-cell>
          <table:table-cell office:value-type="string">
            <text:p>05.09.6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9.6">
            <text:p>9.6</text:p>
          </table:table-cell>
          <table:table-cell office:value-type="string">
            <text:p>05.09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9.8">
            <text:p>9.8</text:p>
          </table:table-cell>
          <table:table-cell office:value-type="string">
            <text:p>05.09.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1.2">
            <text:p>21.2</text:p>
          </table:table-cell>
          <table:table-cell office:value-type="string">
            <text:p>05.10.0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3.1">
            <text:p>53.1</text:p>
          </table:table-cell>
          <table:table-cell office:value-type="string">
            <text:p>05.10.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8.6">
            <text:p>18.6</text:p>
          </table:table-cell>
          <table:table-cell office:value-type="string">
            <text:p>06.06.0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3.8">
            <text:p>3.8</text:p>
          </table:table-cell>
          <table:table-cell office:value-type="string">
            <text:p>06.06.7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4.4">
            <text:p>4.4</text:p>
          </table:table-cell>
          <table:table-cell office:value-type="string">
            <text:p>06.06.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1">
            <text:p>21</text:p>
          </table:table-cell>
          <table:table-cell office:value-type="string">
            <text:p>06.07.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3.4">
            <text:p>33.4</text:p>
          </table:table-cell>
          <table:table-cell office:value-type="string">
            <text:p>06.07.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7">
            <text:p>37</text:p>
          </table:table-cell>
          <table:table-cell office:value-type="string">
            <text:p>06.07.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9.6">
            <text:p>9.6</text:p>
          </table:table-cell>
          <table:table-cell office:value-type="string">
            <text:p>06.07.6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0.6">
            <text:p>10.6</text:p>
          </table:table-cell>
          <table:table-cell office:value-type="string">
            <text:p>06.07.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2.2">
            <text:p>12.2</text:p>
          </table:table-cell>
          <table:table-cell office:value-type="string">
            <text:p>06.07.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.2">
            <text:p>16.2</text:p>
          </table:table-cell>
          <table:table-cell office:value-type="string">
            <text:p>06.07.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4.8">
            <text:p>24.8</text:p>
          </table:table-cell>
          <table:table-cell office:value-type="string">
            <text:p>06.07.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8.2">
            <text:p>28.2</text:p>
          </table:table-cell>
          <table:table-cell office:value-type="string">
            <text:p>06.08.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8.5">
            <text:p>28.5</text:p>
          </table:table-cell>
          <table:table-cell office:value-type="string">
            <text:p>06.08.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1.4">
            <text:p>21.4</text:p>
          </table:table-cell>
          <table:table-cell office:value-type="string">
            <text:p>06.08.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5.1">
            <text:p>25.1</text:p>
          </table:table-cell>
          <table:table-cell office:value-type="string">
            <text:p>06.08.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26.6">
            <text:p>26.6</text:p>
          </table:table-cell>
          <table:table-cell office:value-type="string">
            <text:p>06.08.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6.9">
            <text:p>26.9</text:p>
          </table:table-cell>
          <table:table-cell office:value-type="string">
            <text:p>06.08.1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6.9">
            <text:p>26.9</text:p>
          </table:table-cell>
          <table:table-cell office:value-type="string">
            <text:p>06.08.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6.9">
            <text:p>26.9</text:p>
          </table:table-cell>
          <table:table-cell office:value-type="string">
            <text:p>06.08.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7.5">
            <text:p>27.5</text:p>
          </table:table-cell>
          <table:table-cell office:value-type="string">
            <text:p>06.08.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06.08.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1.4">
            <text:p>21.4</text:p>
          </table:table-cell>
          <table:table-cell office:value-type="string">
            <text:p>06.08.8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2.2">
            <text:p>22.2</text:p>
          </table:table-cell>
          <table:table-cell office:value-type="string">
            <text:p>06.08.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2.2">
            <text:p>22.2</text:p>
          </table:table-cell>
          <table:table-cell office:value-type="string">
            <text:p>06.08.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2">
            <text:p>12</text:p>
          </table:table-cell>
          <table:table-cell office:value-type="string">
            <text:p>06.09.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1.8">
            <text:p>21.8</text:p>
          </table:table-cell>
          <table:table-cell office:value-type="string">
            <text:p>06.09.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9.2">
            <text:p>29.2</text:p>
          </table:table-cell>
          <table:table-cell office:value-type="string">
            <text:p>06.09.8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5.4">
            <text:p>65.4</text:p>
          </table:table-cell>
          <table:table-cell office:value-type="string">
            <text:p>06.10.9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4.3">
            <text:p>44.3</text:p>
          </table:table-cell>
          <table:table-cell office:value-type="string">
            <text:p>06.11.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83.4">
            <text:p>83.4</text:p>
          </table:table-cell>
          <table:table-cell office:value-type="string">
            <text:p>06.11.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56.9">
            <text:p>56.9</text:p>
          </table:table-cell>
          <table:table-cell office:value-type="string">
            <text:p>06.12.2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84">
            <text:p>84</text:p>
          </table:table-cell>
          <table:table-cell office:value-type="string">
            <text:p>06.12.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2">
            <text:p>22</text:p>
          </table:table-cell>
          <table:table-cell office:value-type="string">
            <text:p>07.06.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8">
            <text:p>28</text:p>
          </table:table-cell>
          <table:table-cell office:value-type="string">
            <text:p>07.06.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1.8">
            <text:p>31.8</text:p>
          </table:table-cell>
          <table:table-cell office:value-type="string">
            <text:p>07.06.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3.2">
            <text:p>33.2</text:p>
          </table:table-cell>
          <table:table-cell office:value-type="string">
            <text:p>07.06.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3.6">
            <text:p>33.6</text:p>
          </table:table-cell>
          <table:table-cell office:value-type="string">
            <text:p>07.06.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4.6">
            <text:p>24.6</text:p>
          </table:table-cell>
          <table:table-cell office:value-type="string">
            <text:p>07.07.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4.8">
            <text:p>34.8</text:p>
          </table:table-cell>
          <table:table-cell office:value-type="string">
            <text:p>07.07.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0.2">
            <text:p>10.2</text:p>
          </table:table-cell>
          <table:table-cell office:value-type="string">
            <text:p>07.07.9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3.7">
            <text:p>53.7</text:p>
          </table:table-cell>
          <table:table-cell office:value-type="string">
            <text:p>07.08.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1.2">
            <text:p>41.2</text:p>
          </table:table-cell>
          <table:table-cell office:value-type="string">
            <text:p>07.09.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4.6">
            <text:p>34.6</text:p>
          </table:table-cell>
          <table:table-cell office:value-type="string">
            <text:p>07.10.9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5.8">
            <text:p>45.8</text:p>
          </table:table-cell>
          <table:table-cell office:value-type="string">
            <text:p>07.10.9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07.11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7.3">
            <text:p>17.3</text:p>
          </table:table-cell>
          <table:table-cell office:value-type="string">
            <text:p>08.06.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0.2">
            <text:p>20.2</text:p>
          </table:table-cell>
          <table:table-cell office:value-type="string">
            <text:p>08.07.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0.2">
            <text:p>20.2</text:p>
          </table:table-cell>
          <table:table-cell office:value-type="string">
            <text:p>08.07.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5">
            <text:p>25</text:p>
          </table:table-cell>
          <table:table-cell office:value-type="string">
            <text:p>08.08.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08.08.7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08.08.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9.4">
            <text:p>19.4</text:p>
          </table:table-cell>
          <table:table-cell office:value-type="string">
            <text:p>08.08.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8.4">
            <text:p>8.4</text:p>
          </table:table-cell>
          <table:table-cell office:value-type="string">
            <text:p>08.09.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3.3">
            <text:p>13.3</text:p>
          </table:table-cell>
          <table:table-cell office:value-type="string">
            <text:p>08.10.1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8.8">
            <text:p>18.8</text:p>
          </table:table-cell>
          <table:table-cell office:value-type="string">
            <text:p>08.10.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0.3">
            <text:p>20.3</text:p>
          </table:table-cell>
          <table:table-cell office:value-type="string">
            <text:p>08.10.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3.8">
            <text:p>53.8</text:p>
          </table:table-cell>
          <table:table-cell office:value-type="string">
            <text:p>08.10.6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09.04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1.2">
            <text:p>31.2</text:p>
          </table:table-cell>
          <table:table-cell office:value-type="string">
            <text:p>09.05.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1.2">
            <text:p>31.2</text:p>
          </table:table-cell>
          <table:table-cell office:value-type="string">
            <text:p>09.05.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1.2">
            <text:p>31.2</text:p>
          </table:table-cell>
          <table:table-cell office:value-type="string">
            <text:p>09.05.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09.07.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0.2">
            <text:p>30.2</text:p>
          </table:table-cell>
          <table:table-cell office:value-type="string">
            <text:p>09.07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09.07.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3.8">
            <text:p>33.8</text:p>
          </table:table-cell>
          <table:table-cell office:value-type="string">
            <text:p>09.07.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7.8">
            <text:p>37.8</text:p>
          </table:table-cell>
          <table:table-cell office:value-type="string">
            <text:p>09.07.3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1.6">
            <text:p>51.6</text:p>
          </table:table-cell>
          <table:table-cell office:value-type="string">
            <text:p>09.07.3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1.2">
            <text:p>11.2</text:p>
          </table:table-cell>
          <table:table-cell office:value-type="string">
            <text:p>09.09.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4.3">
            <text:p>24.3</text:p>
          </table:table-cell>
          <table:table-cell office:value-type="string">
            <text:p>09.10.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4.4">
            <text:p>34.4</text:p>
          </table:table-cell>
          <table:table-cell office:value-type="string">
            <text:p>10.06.6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43.8">
            <text:p>43.8</text:p>
          </table:table-cell>
          <table:table-cell office:value-type="string">
            <text:p>10.06.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2.8">
            <text:p>12.8</text:p>
          </table:table-cell>
          <table:table-cell office:value-type="string">
            <text:p>10.06.6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3.2">
            <text:p>53.2</text:p>
          </table:table-cell>
          <table:table-cell office:value-type="string">
            <text:p>10.07.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5.6">
            <text:p>35.6</text:p>
          </table:table-cell>
          <table:table-cell office:value-type="string">
            <text:p>10.07.0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7.9">
            <text:p>47.9</text:p>
          </table:table-cell>
          <table:table-cell office:value-type="string">
            <text:p>10.07.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5.2">
            <text:p>5.2</text:p>
          </table:table-cell>
          <table:table-cell office:value-type="string">
            <text:p>10.07.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7.6">
            <text:p>7.6</text:p>
          </table:table-cell>
          <table:table-cell office:value-type="string">
            <text:p>10.07.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1">
            <text:p>11</text:p>
          </table:table-cell>
          <table:table-cell office:value-type="string">
            <text:p>10.07.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4.4">
            <text:p>14.4</text:p>
          </table:table-cell>
          <table:table-cell office:value-type="string">
            <text:p>10.07.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3.4">
            <text:p>33.4</text:p>
          </table:table-cell>
          <table:table-cell office:value-type="string">
            <text:p>10.07.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41.6">
            <text:p>41.6</text:p>
          </table:table-cell>
          <table:table-cell office:value-type="string">
            <text:p>10.07.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1.6">
            <text:p>41.6</text:p>
          </table:table-cell>
          <table:table-cell office:value-type="string">
            <text:p>10.07.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5.8">
            <text:p>15.8</text:p>
          </table:table-cell>
          <table:table-cell office:value-type="string">
            <text:p>10.07.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.6">
            <text:p>16.6</text:p>
          </table:table-cell>
          <table:table-cell office:value-type="string">
            <text:p>10.07.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2">
            <text:p>22</text:p>
          </table:table-cell>
          <table:table-cell office:value-type="string">
            <text:p>10.08.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string">
            <text:p>10.08.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16">
            <text:p>16</text:p>
          </table:table-cell>
          <table:table-cell office:value-type="string">
            <text:p>10.08.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0.6">
            <text:p>20.6</text:p>
          </table:table-cell>
          <table:table-cell office:value-type="string">
            <text:p>10.08.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2.8">
            <text:p>22.8</text:p>
          </table:table-cell>
          <table:table-cell office:value-type="string">
            <text:p>10.09.4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27">
            <text:p>27</text:p>
          </table:table-cell>
          <table:table-cell office:value-type="string">
            <text:p>10.09.4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1.2">
            <text:p>41.2</text:p>
          </table:table-cell>
          <table:table-cell office:value-type="string">
            <text:p>10.09.6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0">
            <text:p>40</text:p>
          </table:table-cell>
          <table:table-cell office:value-type="string">
            <text:p>10.12.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2.5">
            <text:p>22.5</text:p>
          </table:table-cell>
          <table:table-cell office:value-type="string">
            <text:p>11.05.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7.4">
            <text:p>7.4</text:p>
          </table:table-cell>
          <table:table-cell office:value-type="string">
            <text:p>11.07.7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4.6">
            <text:p>34.6</text:p>
          </table:table-cell>
          <table:table-cell office:value-type="string">
            <text:p>11.10.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7.5">
            <text:p>37.5</text:p>
          </table:table-cell>
          <table:table-cell office:value-type="string">
            <text:p>12.04.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7">
            <text:p>47</text:p>
          </table:table-cell>
          <table:table-cell office:value-type="string">
            <text:p>12.04.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3.8">
            <text:p>33.8</text:p>
          </table:table-cell>
          <table:table-cell office:value-type="string">
            <text:p>12.05.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9.6">
            <text:p>49.6</text:p>
          </table:table-cell>
          <table:table-cell office:value-type="string">
            <text:p>12.06.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4.4">
            <text:p>34.4</text:p>
          </table:table-cell>
          <table:table-cell office:value-type="string">
            <text:p>12.06.7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7.4">
            <text:p>17.4</text:p>
          </table:table-cell>
          <table:table-cell office:value-type="string">
            <text:p>12.06.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4.6">
            <text:p>24.6</text:p>
          </table:table-cell>
          <table:table-cell office:value-type="string">
            <text:p>12.06.9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5.8">
            <text:p>25.8</text:p>
          </table:table-cell>
          <table:table-cell office:value-type="string">
            <text:p>12.06.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5.8">
            <text:p>25.8</text:p>
          </table:table-cell>
          <table:table-cell office:value-type="string">
            <text:p>12.06.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4">
            <text:p>14</text:p>
          </table:table-cell>
          <table:table-cell office:value-type="string">
            <text:p>12.06.9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4.8">
            <text:p>14.8</text:p>
          </table:table-cell>
          <table:table-cell office:value-type="string">
            <text:p>12.06.9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4.8">
            <text:p>14.8</text:p>
          </table:table-cell>
          <table:table-cell office:value-type="string">
            <text:p>12.06.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4.8">
            <text:p>14.8</text:p>
          </table:table-cell>
          <table:table-cell office:value-type="string">
            <text:p>12.06.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4.4">
            <text:p>14.4</text:p>
          </table:table-cell>
          <table:table-cell office:value-type="string">
            <text:p>12.07.9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8.6">
            <text:p>18.6</text:p>
          </table:table-cell>
          <table:table-cell office:value-type="string">
            <text:p>12.07.9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5.4">
            <text:p>25.4</text:p>
          </table:table-cell>
          <table:table-cell office:value-type="string">
            <text:p>12.07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9.6">
            <text:p>29.6</text:p>
          </table:table-cell>
          <table:table-cell office:value-type="string">
            <text:p>12.07.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8.2">
            <text:p>38.2</text:p>
          </table:table-cell>
          <table:table-cell office:value-type="string">
            <text:p>12.07.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8.4">
            <text:p>38.4</text:p>
          </table:table-cell>
          <table:table-cell office:value-type="string">
            <text:p>12.07.9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8.4">
            <text:p>38.4</text:p>
          </table:table-cell>
          <table:table-cell office:value-type="string">
            <text:p>12.07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">
            <text:p>16</text:p>
          </table:table-cell>
          <table:table-cell office:value-type="string">
            <text:p>12.08.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6">
            <text:p>26</text:p>
          </table:table-cell>
          <table:table-cell office:value-type="string">
            <text:p>12.08.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8.2">
            <text:p>38.2</text:p>
          </table:table-cell>
          <table:table-cell office:value-type="string">
            <text:p>12.08.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0.2">
            <text:p>40.2</text:p>
          </table:table-cell>
          <table:table-cell office:value-type="string">
            <text:p>12.08.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0.2">
            <text:p>40.2</text:p>
          </table:table-cell>
          <table:table-cell office:value-type="string">
            <text:p>12.08.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5.8">
            <text:p>15.8</text:p>
          </table:table-cell>
          <table:table-cell office:value-type="string">
            <text:p>12.08.6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3.6">
            <text:p>43.6</text:p>
          </table:table-cell>
          <table:table-cell office:value-type="string">
            <text:p>12.10.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9.4">
            <text:p>39.4</text:p>
          </table:table-cell>
          <table:table-cell office:value-type="string">
            <text:p>12.10.8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6.4">
            <text:p>56.4</text:p>
          </table:table-cell>
          <table:table-cell office:value-type="string">
            <text:p>12.10.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5">
            <text:p>25</text:p>
          </table:table-cell>
          <table:table-cell office:value-type="string">
            <text:p>12.11.6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9.8">
            <text:p>39.8</text:p>
          </table:table-cell>
          <table:table-cell office:value-type="string">
            <text:p>12.11.6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9.2">
            <text:p>49.2</text:p>
          </table:table-cell>
          <table:table-cell office:value-type="string">
            <text:p>12.11.6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3.4">
            <text:p>53.4</text:p>
          </table:table-cell>
          <table:table-cell office:value-type="string">
            <text:p>13.03.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4.8">
            <text:p>14.8</text:p>
          </table:table-cell>
          <table:table-cell office:value-type="string">
            <text:p>13.06.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3">
            <text:p>23</text:p>
          </table:table-cell>
          <table:table-cell office:value-type="string">
            <text:p>13.06.1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5.5">
            <text:p>25.5</text:p>
          </table:table-cell>
          <table:table-cell office:value-type="string">
            <text:p>13.06.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5.6">
            <text:p>25.6</text:p>
          </table:table-cell>
          <table:table-cell office:value-type="string">
            <text:p>13.06.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1.8">
            <text:p>11.8</text:p>
          </table:table-cell>
          <table:table-cell office:value-type="string">
            <text:p>13.07.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3">
            <text:p>13</text:p>
          </table:table-cell>
          <table:table-cell office:value-type="string">
            <text:p>13.07.0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34">
            <text:p>34</text:p>
          </table:table-cell>
          <table:table-cell office:value-type="string">
            <text:p>13.07.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1.4">
            <text:p>41.4</text:p>
          </table:table-cell>
          <table:table-cell office:value-type="string">
            <text:p>13.07.1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13.07.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7">
            <text:p>17</text:p>
          </table:table-cell>
          <table:table-cell office:value-type="string">
            <text:p>13.07.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8">
            <text:p>18</text:p>
          </table:table-cell>
          <table:table-cell office:value-type="string">
            <text:p>13.07.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4.4">
            <text:p>14.4</text:p>
          </table:table-cell>
          <table:table-cell office:value-type="string">
            <text:p>13.07.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3">
            <text:p>13</text:p>
          </table:table-cell>
          <table:table-cell office:value-type="string">
            <text:p>13.07.9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3.8">
            <text:p>13.8</text:p>
          </table:table-cell>
          <table:table-cell office:value-type="string">
            <text:p>13.07.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5.2">
            <text:p>15.2</text:p>
          </table:table-cell>
          <table:table-cell office:value-type="string">
            <text:p>13.08.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8.7">
            <text:p>58.7</text:p>
          </table:table-cell>
          <table:table-cell office:value-type="string">
            <text:p>13.09.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9.4">
            <text:p>29.4</text:p>
          </table:table-cell>
          <table:table-cell office:value-type="string">
            <text:p>14.01.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14.01.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14.04.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4.8">
            <text:p>34.8</text:p>
          </table:table-cell>
          <table:table-cell office:value-type="string">
            <text:p>14.04.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5">
            <text:p>35</text:p>
          </table:table-cell>
          <table:table-cell office:value-type="string">
            <text:p>14.04.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3.4">
            <text:p>53.4</text:p>
          </table:table-cell>
          <table:table-cell office:value-type="string">
            <text:p>14.04.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5.2">
            <text:p>25.2</text:p>
          </table:table-cell>
          <table:table-cell office:value-type="string">
            <text:p>14.07.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5.2">
            <text:p>25.2</text:p>
          </table:table-cell>
          <table:table-cell office:value-type="string">
            <text:p>14.07.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7.2">
            <text:p>17.2</text:p>
          </table:table-cell>
          <table:table-cell office:value-type="string">
            <text:p>14.07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0">
            <text:p>10</text:p>
          </table:table-cell>
          <table:table-cell office:value-type="string">
            <text:p>14.08.5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6">
            <text:p>6</text:p>
          </table:table-cell>
          <table:table-cell office:value-type="string">
            <text:p>15.07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21.4">
            <text:p>21.4</text:p>
          </table:table-cell>
          <table:table-cell office:value-type="string">
            <text:p>15.07.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9.2">
            <text:p>19.2</text:p>
          </table:table-cell>
          <table:table-cell office:value-type="string">
            <text:p>15.08.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7.4">
            <text:p>27.4</text:p>
          </table:table-cell>
          <table:table-cell office:value-type="string">
            <text:p>15.09.5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15.11.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8.8">
            <text:p>28.8</text:p>
          </table:table-cell>
          <table:table-cell office:value-type="string">
            <text:p>16.04.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16.04.3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4.8">
            <text:p>14.8</text:p>
          </table:table-cell>
          <table:table-cell office:value-type="string">
            <text:p>16.07.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4">
            <text:p>14</text:p>
          </table:table-cell>
          <table:table-cell office:value-type="string">
            <text:p>16.07.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17.2">
            <text:p>17.2</text:p>
          </table:table-cell>
          <table:table-cell office:value-type="string">
            <text:p>16.07.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53.4">
            <text:p>53.4</text:p>
          </table:table-cell>
          <table:table-cell office:value-type="string">
            <text:p>16.09.6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16.09.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7.2">
            <text:p>17.2</text:p>
          </table:table-cell>
          <table:table-cell office:value-type="string">
            <text:p>17.06.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19.2">
            <text:p>19.2</text:p>
          </table:table-cell>
          <table:table-cell office:value-type="string">
            <text:p>17.06.6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2.2">
            <text:p>12.2</text:p>
          </table:table-cell>
          <table:table-cell office:value-type="string">
            <text:p>17.07.0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3">
            <text:p>13</text:p>
          </table:table-cell>
          <table:table-cell office:value-type="string">
            <text:p>17.07.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3">
            <text:p>13</text:p>
          </table:table-cell>
          <table:table-cell office:value-type="string">
            <text:p>17.07.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3.2">
            <text:p>13.2</text:p>
          </table:table-cell>
          <table:table-cell office:value-type="string">
            <text:p>17.07.0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17.07.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0">
            <text:p>20</text:p>
          </table:table-cell>
          <table:table-cell office:value-type="string">
            <text:p>17.07.5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5.6">
            <text:p>45.6</text:p>
          </table:table-cell>
          <table:table-cell office:value-type="string">
            <text:p>17.07.6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5.6">
            <text:p>45.6</text:p>
          </table:table-cell>
          <table:table-cell office:value-type="string">
            <text:p>17.07.6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2">
            <text:p>12</text:p>
          </table:table-cell>
          <table:table-cell office:value-type="string">
            <text:p>17.09.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3.4">
            <text:p>23.4</text:p>
          </table:table-cell>
          <table:table-cell office:value-type="string">
            <text:p>17.09.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8.4">
            <text:p>38.4</text:p>
          </table:table-cell>
          <table:table-cell office:value-type="string">
            <text:p>17.09.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9">
            <text:p>39</text:p>
          </table:table-cell>
          <table:table-cell office:value-type="string">
            <text:p>17.09.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0.2">
            <text:p>40.2</text:p>
          </table:table-cell>
          <table:table-cell office:value-type="string">
            <text:p>17.09.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6.2">
            <text:p>16.2</text:p>
          </table:table-cell>
          <table:table-cell office:value-type="string">
            <text:p>17.10.8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0.6">
            <text:p>40.6</text:p>
          </table:table-cell>
          <table:table-cell office:value-type="string">
            <text:p>17.10.8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5.8">
            <text:p>55.8</text:p>
          </table:table-cell>
          <table:table-cell office:value-type="string">
            <text:p>17.10.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1.4">
            <text:p>31.4</text:p>
          </table:table-cell>
          <table:table-cell office:value-type="string">
            <text:p>18.07.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43.2">
            <text:p>43.2</text:p>
          </table:table-cell>
          <table:table-cell office:value-type="string">
            <text:p>18.07.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63.2">
            <text:p>63.2</text:p>
          </table:table-cell>
          <table:table-cell office:value-type="string">
            <text:p>18.07.8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108.8">
            <text:p>108.8</text:p>
          </table:table-cell>
          <table:table-cell office:value-type="string">
            <text:p>18.07.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9.9">
            <text:p>9.9</text:p>
          </table:table-cell>
          <table:table-cell office:value-type="string">
            <text:p>18.09.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8.8">
            <text:p>68.8</text:p>
          </table:table-cell>
          <table:table-cell office:value-type="string">
            <text:p>18.11.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5.4">
            <text:p>15.4</text:p>
          </table:table-cell>
          <table:table-cell office:value-type="string">
            <text:p>19.06.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19.11.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1">
            <text:p>21</text:p>
          </table:table-cell>
          <table:table-cell office:value-type="string">
            <text:p>20.06.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20.06.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20.06.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5.6">
            <text:p>35.6</text:p>
          </table:table-cell>
          <table:table-cell office:value-type="string">
            <text:p>20.06.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2">
            <text:p>12</text:p>
          </table:table-cell>
          <table:table-cell office:value-type="string">
            <text:p>20.07.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4">
            <text:p>14</text:p>
          </table:table-cell>
          <table:table-cell office:value-type="string">
            <text:p>20.07.9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4.2">
            <text:p>14.2</text:p>
          </table:table-cell>
          <table:table-cell office:value-type="string">
            <text:p>20.07.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">
            <text:p>16</text:p>
          </table:table-cell>
          <table:table-cell office:value-type="string">
            <text:p>20.07.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5">
            <text:p>25</text:p>
          </table:table-cell>
          <table:table-cell office:value-type="string">
            <text:p>20.07.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20.08.5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7.4">
            <text:p>37.4</text:p>
          </table:table-cell>
          <table:table-cell office:value-type="string">
            <text:p>20.08.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2">
            <text:p>12</text:p>
          </table:table-cell>
          <table:table-cell office:value-type="string">
            <text:p>20.08.8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7.8">
            <text:p>17.8</text:p>
          </table:table-cell>
          <table:table-cell office:value-type="string">
            <text:p>20.08.8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9.4">
            <text:p>19.4</text:p>
          </table:table-cell>
          <table:table-cell office:value-type="string">
            <text:p>20.08.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9.6">
            <text:p>19.6</text:p>
          </table:table-cell>
          <table:table-cell office:value-type="string">
            <text:p>20.08.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3.6">
            <text:p>33.6</text:p>
          </table:table-cell>
          <table:table-cell office:value-type="string">
            <text:p>20.08.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6.8">
            <text:p>36.8</text:p>
          </table:table-cell>
          <table:table-cell office:value-type="string">
            <text:p>20.08.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7.6">
            <text:p>7.6</text:p>
          </table:table-cell>
          <table:table-cell office:value-type="string">
            <text:p>20.09.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0.4">
            <text:p>10.4</text:p>
          </table:table-cell>
          <table:table-cell office:value-type="string">
            <text:p>20.09.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3.2">
            <text:p>13.2</text:p>
          </table:table-cell>
          <table:table-cell office:value-type="string">
            <text:p>20.09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.4">
            <text:p>16.4</text:p>
          </table:table-cell>
          <table:table-cell office:value-type="string">
            <text:p>20.09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9.8">
            <text:p>29.8</text:p>
          </table:table-cell>
          <table:table-cell office:value-type="string">
            <text:p>20.09.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6.6">
            <text:p>36.6</text:p>
          </table:table-cell>
          <table:table-cell office:value-type="string">
            <text:p>20.09.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3.2">
            <text:p>43.2</text:p>
          </table:table-cell>
          <table:table-cell office:value-type="string">
            <text:p>20.09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7.6">
            <text:p>27.6</text:p>
          </table:table-cell>
          <table:table-cell office:value-type="string">
            <text:p>20.09.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41.2">
            <text:p>41.2</text:p>
          </table:table-cell>
          <table:table-cell office:value-type="string">
            <text:p>20.09.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66.8">
            <text:p>66.8</text:p>
          </table:table-cell>
          <table:table-cell office:value-type="string">
            <text:p>20.09.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70.8">
            <text:p>70.8</text:p>
          </table:table-cell>
          <table:table-cell office:value-type="string">
            <text:p>20.09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6.8">
            <text:p>16.8</text:p>
          </table:table-cell>
          <table:table-cell office:value-type="string">
            <text:p>21.06.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3">
            <text:p>23</text:p>
          </table:table-cell>
          <table:table-cell office:value-type="string">
            <text:p>21.06.6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1.4">
            <text:p>11.4</text:p>
          </table:table-cell>
          <table:table-cell office:value-type="string">
            <text:p>21.06.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3.2">
            <text:p>13.2</text:p>
          </table:table-cell>
          <table:table-cell office:value-type="string">
            <text:p>21.06.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3.2">
            <text:p>23.2</text:p>
          </table:table-cell>
          <table:table-cell office:value-type="string">
            <text:p>21.06.9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3.6">
            <text:p>63.6</text:p>
          </table:table-cell>
          <table:table-cell office:value-type="string">
            <text:p>21.06.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3.2">
            <text:p>13.2</text:p>
          </table:table-cell>
          <table:table-cell office:value-type="string">
            <text:p>21.06.9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4.8">
            <text:p>14.8</text:p>
          </table:table-cell>
          <table:table-cell office:value-type="string">
            <text:p>21.06.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5.6">
            <text:p>15.6</text:p>
          </table:table-cell>
          <table:table-cell office:value-type="string">
            <text:p>21.06.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9.6">
            <text:p>29.6</text:p>
          </table:table-cell>
          <table:table-cell office:value-type="string">
            <text:p>21.07.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0">
            <text:p>10</text:p>
          </table:table-cell>
          <table:table-cell office:value-type="string">
            <text:p>21.07.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8.4">
            <text:p>28.4</text:p>
          </table:table-cell>
          <table:table-cell office:value-type="string">
            <text:p>21.07.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21.07.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0.6">
            <text:p>30.6</text:p>
          </table:table-cell>
          <table:table-cell office:value-type="string">
            <text:p>21.07.6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0.2">
            <text:p>10.2</text:p>
          </table:table-cell>
          <table:table-cell office:value-type="string">
            <text:p>21.08.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4.6">
            <text:p>14.6</text:p>
          </table:table-cell>
          <table:table-cell office:value-type="string">
            <text:p>21.08.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3.6">
            <text:p>13.6</text:p>
          </table:table-cell>
          <table:table-cell office:value-type="string">
            <text:p>21.09.5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4">
            <text:p>44</text:p>
          </table:table-cell>
          <table:table-cell office:value-type="string">
            <text:p>21.09.7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84.4">
            <text:p>84.4</text:p>
          </table:table-cell>
          <table:table-cell office:value-type="string">
            <text:p>21.09.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6.6">
            <text:p>36.6</text:p>
          </table:table-cell>
          <table:table-cell office:value-type="string">
            <text:p>21.10.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7.8">
            <text:p>27.8</text:p>
          </table:table-cell>
          <table:table-cell office:value-type="string">
            <text:p>22.06.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8.8">
            <text:p>38.8</text:p>
          </table:table-cell>
          <table:table-cell office:value-type="string">
            <text:p>22.06.9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54.8">
            <text:p>54.8</text:p>
          </table:table-cell>
          <table:table-cell office:value-type="string">
            <text:p>22.06.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4.2">
            <text:p>34.2</text:p>
          </table:table-cell>
          <table:table-cell office:value-type="string">
            <text:p>22.08.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4.6">
            <text:p>64.6</text:p>
          </table:table-cell>
          <table:table-cell office:value-type="string">
            <text:p>22.08.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3.6">
            <text:p>53.6</text:p>
          </table:table-cell>
          <table:table-cell office:value-type="string">
            <text:p>22.11.9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23.05.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4.2">
            <text:p>24.2</text:p>
          </table:table-cell>
          <table:table-cell office:value-type="string">
            <text:p>23.05.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5.2">
            <text:p>25.2</text:p>
          </table:table-cell>
          <table:table-cell office:value-type="string">
            <text:p>23.05.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5.2">
            <text:p>25.2</text:p>
          </table:table-cell>
          <table:table-cell office:value-type="string">
            <text:p>23.05.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4">
            <text:p>14</text:p>
          </table:table-cell>
          <table:table-cell office:value-type="string">
            <text:p>23.06.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5.2">
            <text:p>15.2</text:p>
          </table:table-cell>
          <table:table-cell office:value-type="string">
            <text:p>23.08.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1.4">
            <text:p>21.4</text:p>
          </table:table-cell>
          <table:table-cell office:value-type="string">
            <text:p>23.08.7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4.4">
            <text:p>24.4</text:p>
          </table:table-cell>
          <table:table-cell office:value-type="string">
            <text:p>23.08.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5">
            <text:p>25</text:p>
          </table:table-cell>
          <table:table-cell office:value-type="string">
            <text:p>23.08.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8.2">
            <text:p>38.2</text:p>
          </table:table-cell>
          <table:table-cell office:value-type="string">
            <text:p>23.08.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8.2">
            <text:p>38.2</text:p>
          </table:table-cell>
          <table:table-cell office:value-type="string">
            <text:p>23.08.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0.8">
            <text:p>40.8</text:p>
          </table:table-cell>
          <table:table-cell office:value-type="string">
            <text:p>23.08.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8.3">
            <text:p>38.3</text:p>
          </table:table-cell>
          <table:table-cell office:value-type="string">
            <text:p>23.10.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65.8">
            <text:p>65.8</text:p>
          </table:table-cell>
          <table:table-cell office:value-type="string">
            <text:p>23.10.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9.4">
            <text:p>9.4</text:p>
          </table:table-cell>
          <table:table-cell office:value-type="string">
            <text:p>24.06.6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6.6">
            <text:p>26.6</text:p>
          </table:table-cell>
          <table:table-cell office:value-type="string">
            <text:p>24.06.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3.2">
            <text:p>43.2</text:p>
          </table:table-cell>
          <table:table-cell office:value-type="string">
            <text:p>24.06.7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7.8">
            <text:p>57.8</text:p>
          </table:table-cell>
          <table:table-cell office:value-type="string">
            <text:p>24.06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2">
            <text:p>12</text:p>
          </table:table-cell>
          <table:table-cell office:value-type="string">
            <text:p>24.07.7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7.4">
            <text:p>17.4</text:p>
          </table:table-cell>
          <table:table-cell office:value-type="string">
            <text:p>24.07.7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8.4">
            <text:p>18.4</text:p>
          </table:table-cell>
          <table:table-cell office:value-type="string">
            <text:p>24.07.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3">
            <text:p>23</text:p>
          </table:table-cell>
          <table:table-cell office:value-type="string">
            <text:p>24.07.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4.2">
            <text:p>24.2</text:p>
          </table:table-cell>
          <table:table-cell office:value-type="string">
            <text:p>24.07.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4.2">
            <text:p>24.2</text:p>
          </table:table-cell>
          <table:table-cell office:value-type="string">
            <text:p>24.07.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4.2">
            <text:p>24.2</text:p>
          </table:table-cell>
          <table:table-cell office:value-type="string">
            <text:p>24.07.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3.6">
            <text:p>23.6</text:p>
          </table:table-cell>
          <table:table-cell office:value-type="string">
            <text:p>24.08.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9.6">
            <text:p>29.6</text:p>
          </table:table-cell>
          <table:table-cell office:value-type="string">
            <text:p>24.08.7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6.8">
            <text:p>56.8</text:p>
          </table:table-cell>
          <table:table-cell office:value-type="string">
            <text:p>24.08.8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8.1">
            <text:p>68.1</text:p>
          </table:table-cell>
          <table:table-cell office:value-type="string">
            <text:p>24.10.1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4.8">
            <text:p>14.8</text:p>
          </table:table-cell>
          <table:table-cell office:value-type="string">
            <text:p>25.05.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0">
            <text:p>20</text:p>
          </table:table-cell>
          <table:table-cell office:value-type="string">
            <text:p>25.05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25.05.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8.8">
            <text:p>38.8</text:p>
          </table:table-cell>
          <table:table-cell office:value-type="string">
            <text:p>25.05.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0">
            <text:p>40</text:p>
          </table:table-cell>
          <table:table-cell office:value-type="string">
            <text:p>25.05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5.9">
            <text:p>15.9</text:p>
          </table:table-cell>
          <table:table-cell office:value-type="string">
            <text:p>25.06.1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5.5">
            <text:p>25.5</text:p>
          </table:table-cell>
          <table:table-cell office:value-type="string">
            <text:p>25.06.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25.06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66">
            <text:p>66</text:p>
          </table:table-cell>
          <table:table-cell office:value-type="string">
            <text:p>25.06.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74.9">
            <text:p>74.9</text:p>
          </table:table-cell>
          <table:table-cell office:value-type="string">
            <text:p>25.06.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75">
            <text:p>75</text:p>
          </table:table-cell>
          <table:table-cell office:value-type="string">
            <text:p>25.06.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1.6">
            <text:p>11.6</text:p>
          </table:table-cell>
          <table:table-cell office:value-type="string">
            <text:p>25.06.9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7.6">
            <text:p>17.6</text:p>
          </table:table-cell>
          <table:table-cell office:value-type="string">
            <text:p>25.06.9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5.6">
            <text:p>25.6</text:p>
          </table:table-cell>
          <table:table-cell office:value-type="string">
            <text:p>25.06.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8">
            <text:p>28</text:p>
          </table:table-cell>
          <table:table-cell office:value-type="string">
            <text:p>25.06.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1.4">
            <text:p>31.4</text:p>
          </table:table-cell>
          <table:table-cell office:value-type="string">
            <text:p>25.06.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9.6">
            <text:p>19.6</text:p>
          </table:table-cell>
          <table:table-cell office:value-type="string">
            <text:p>25.07.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36.8">
            <text:p>36.8</text:p>
          </table:table-cell>
          <table:table-cell office:value-type="string">
            <text:p>25.07.0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40.4">
            <text:p>40.4</text:p>
          </table:table-cell>
          <table:table-cell office:value-type="string">
            <text:p>25.07.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6.4">
            <text:p>16.4</text:p>
          </table:table-cell>
          <table:table-cell office:value-type="string">
            <text:p>25.07.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2.9">
            <text:p>22.9</text:p>
          </table:table-cell>
          <table:table-cell office:value-type="string">
            <text:p>25.07.2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4.9">
            <text:p>24.9</text:p>
          </table:table-cell>
          <table:table-cell office:value-type="string">
            <text:p>25.07.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5.6">
            <text:p>25.6</text:p>
          </table:table-cell>
          <table:table-cell office:value-type="string">
            <text:p>25.07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8.8">
            <text:p>28.8</text:p>
          </table:table-cell>
          <table:table-cell office:value-type="string">
            <text:p>25.07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0.3">
            <text:p>30.3</text:p>
          </table:table-cell>
          <table:table-cell office:value-type="string">
            <text:p>25.07.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0.3">
            <text:p>30.3</text:p>
          </table:table-cell>
          <table:table-cell office:value-type="string">
            <text:p>25.07.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8">
            <text:p>18</text:p>
          </table:table-cell>
          <table:table-cell office:value-type="string">
            <text:p>25.07.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3">
            <text:p>23</text:p>
          </table:table-cell>
          <table:table-cell office:value-type="string">
            <text:p>25.07.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3.6">
            <text:p>23.6</text:p>
          </table:table-cell>
          <table:table-cell office:value-type="string">
            <text:p>25.07.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3.6">
            <text:p>23.6</text:p>
          </table:table-cell>
          <table:table-cell office:value-type="string">
            <text:p>25.07.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4.4">
            <text:p>24.4</text:p>
          </table:table-cell>
          <table:table-cell office:value-type="string">
            <text:p>25.07.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0">
            <text:p>10</text:p>
          </table:table-cell>
          <table:table-cell office:value-type="string">
            <text:p>25.07.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1">
            <text:p>11</text:p>
          </table:table-cell>
          <table:table-cell office:value-type="string">
            <text:p>25.07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">
            <text:p>16</text:p>
          </table:table-cell>
          <table:table-cell office:value-type="string">
            <text:p>25.07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3.8">
            <text:p>23.8</text:p>
          </table:table-cell>
          <table:table-cell office:value-type="string">
            <text:p>25.07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5.6">
            <text:p>25.6</text:p>
          </table:table-cell>
          <table:table-cell office:value-type="string">
            <text:p>25.07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5.6">
            <text:p>35.6</text:p>
          </table:table-cell>
          <table:table-cell office:value-type="string">
            <text:p>25.07.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5.8">
            <text:p>35.8</text:p>
          </table:table-cell>
          <table:table-cell office:value-type="string">
            <text:p>25.07.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2.2">
            <text:p>12.2</text:p>
          </table:table-cell>
          <table:table-cell office:value-type="string">
            <text:p>25.07.9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5">
            <text:p>15</text:p>
          </table:table-cell>
          <table:table-cell office:value-type="string">
            <text:p>25.07.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.2">
            <text:p>16.2</text:p>
          </table:table-cell>
          <table:table-cell office:value-type="string">
            <text:p>25.07.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7.4">
            <text:p>17.4</text:p>
          </table:table-cell>
          <table:table-cell office:value-type="string">
            <text:p>25.07.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8.6">
            <text:p>28.6</text:p>
          </table:table-cell>
          <table:table-cell office:value-type="string">
            <text:p>25.08.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5">
            <text:p>35</text:p>
          </table:table-cell>
          <table:table-cell office:value-type="string">
            <text:p>25.09.4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61.4">
            <text:p>61.4</text:p>
          </table:table-cell>
          <table:table-cell office:value-type="string">
            <text:p>25.09.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6.8">
            <text:p>36.8</text:p>
          </table:table-cell>
          <table:table-cell office:value-type="string">
            <text:p>25.09.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6">
            <text:p>26</text:p>
          </table:table-cell>
          <table:table-cell office:value-type="string">
            <text:p>25.10.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7">
            <text:p>27</text:p>
          </table:table-cell>
          <table:table-cell office:value-type="string">
            <text:p>25.11.9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9.6">
            <text:p>39.6</text:p>
          </table:table-cell>
          <table:table-cell office:value-type="string">
            <text:p>25.11.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6.4">
            <text:p>26.4</text:p>
          </table:table-cell>
          <table:table-cell office:value-type="string">
            <text:p>26.06.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9.8">
            <text:p>9.8</text:p>
          </table:table-cell>
          <table:table-cell office:value-type="string">
            <text:p>26.06.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1.8">
            <text:p>21.8</text:p>
          </table:table-cell>
          <table:table-cell office:value-type="string">
            <text:p>26.06.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8">
            <text:p>38</text:p>
          </table:table-cell>
          <table:table-cell office:value-type="string">
            <text:p>26.06.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52.8">
            <text:p>52.8</text:p>
          </table:table-cell>
          <table:table-cell office:value-type="string">
            <text:p>26.06.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83.2">
            <text:p>83.2</text:p>
          </table:table-cell>
          <table:table-cell office:value-type="string">
            <text:p>26.06.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1.8">
            <text:p>41.8</text:p>
          </table:table-cell>
          <table:table-cell office:value-type="string">
            <text:p>26.07.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0.9">
            <text:p>10.9</text:p>
          </table:table-cell>
          <table:table-cell office:value-type="string">
            <text:p>26.07.2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30.4">
            <text:p>30.4</text:p>
          </table:table-cell>
          <table:table-cell office:value-type="string">
            <text:p>26.07.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6">
            <text:p>6</text:p>
          </table:table-cell>
          <table:table-cell office:value-type="string">
            <text:p>26.07.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7.4">
            <text:p>7.4</text:p>
          </table:table-cell>
          <table:table-cell office:value-type="string">
            <text:p>26.07.7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0.2">
            <text:p>10.2</text:p>
          </table:table-cell>
          <table:table-cell office:value-type="string">
            <text:p>26.07.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1.4">
            <text:p>11.4</text:p>
          </table:table-cell>
          <table:table-cell office:value-type="string">
            <text:p>26.07.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1.6">
            <text:p>31.6</text:p>
          </table:table-cell>
          <table:table-cell office:value-type="string">
            <text:p>26.07.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1">
            <text:p>11</text:p>
          </table:table-cell>
          <table:table-cell office:value-type="string">
            <text:p>26.07.8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4">
            <text:p>14</text:p>
          </table:table-cell>
          <table:table-cell office:value-type="string">
            <text:p>26.07.8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4.2">
            <text:p>14.2</text:p>
          </table:table-cell>
          <table:table-cell office:value-type="string">
            <text:p>26.07.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4.2">
            <text:p>14.2</text:p>
          </table:table-cell>
          <table:table-cell office:value-type="string">
            <text:p>26.07.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3.1">
            <text:p>23.1</text:p>
          </table:table-cell>
          <table:table-cell office:value-type="string">
            <text:p>26.09.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4">
            <text:p>24</text:p>
          </table:table-cell>
          <table:table-cell office:value-type="string">
            <text:p>26.09.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8.4">
            <text:p>38.4</text:p>
          </table:table-cell>
          <table:table-cell office:value-type="string">
            <text:p>26.09.8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1.4">
            <text:p>11.4</text:p>
          </table:table-cell>
          <table:table-cell office:value-type="string">
            <text:p>27.05.1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8.6">
            <text:p>18.6</text:p>
          </table:table-cell>
          <table:table-cell office:value-type="string">
            <text:p>27.05.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1">
            <text:p>11</text:p>
          </table:table-cell>
          <table:table-cell office:value-type="string">
            <text:p>27.05.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6.9">
            <text:p>36.9</text:p>
          </table:table-cell>
          <table:table-cell office:value-type="string">
            <text:p>27.06.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8.4">
            <text:p>8.4</text:p>
          </table:table-cell>
          <table:table-cell office:value-type="string">
            <text:p>27.06.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8.6">
            <text:p>8.6</text:p>
          </table:table-cell>
          <table:table-cell office:value-type="string">
            <text:p>27.08.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1.2">
            <text:p>11.2</text:p>
          </table:table-cell>
          <table:table-cell office:value-type="string">
            <text:p>27.08.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5.4">
            <text:p>15.4</text:p>
          </table:table-cell>
          <table:table-cell office:value-type="string">
            <text:p>27.08.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3.6">
            <text:p>23.6</text:p>
          </table:table-cell>
          <table:table-cell office:value-type="string">
            <text:p>27.10.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6.4">
            <text:p>36.4</text:p>
          </table:table-cell>
          <table:table-cell office:value-type="string">
            <text:p>27.10.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48.6">
            <text:p>48.6</text:p>
          </table:table-cell>
          <table:table-cell office:value-type="string">
            <text:p>27.10.5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87.4">
            <text:p>87.4</text:p>
          </table:table-cell>
          <table:table-cell office:value-type="string">
            <text:p>27.10.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2.2">
            <text:p>32.2</text:p>
          </table:table-cell>
          <table:table-cell office:value-type="string">
            <text:p>27.11.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45.4">
            <text:p>45.4</text:p>
          </table:table-cell>
          <table:table-cell office:value-type="string">
            <text:p>28.07.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51.4">
            <text:p>51.4</text:p>
          </table:table-cell>
          <table:table-cell office:value-type="string">
            <text:p>28.07.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51.4">
            <text:p>51.4</text:p>
          </table:table-cell>
          <table:table-cell office:value-type="string">
            <text:p>28.07.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1.4">
            <text:p>51.4</text:p>
          </table:table-cell>
          <table:table-cell office:value-type="string">
            <text:p>28.07.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8.3">
            <text:p>28.3</text:p>
          </table:table-cell>
          <table:table-cell office:value-type="string">
            <text:p>28.07.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8.3">
            <text:p>28.3</text:p>
          </table:table-cell>
          <table:table-cell office:value-type="string">
            <text:p>28.07.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9">
            <text:p>9</text:p>
          </table:table-cell>
          <table:table-cell office:value-type="string">
            <text:p>28.08.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60.3">
            <text:p>60.3</text:p>
          </table:table-cell>
          <table:table-cell office:value-type="string">
            <text:p>28.10.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93.1">
            <text:p>93.1</text:p>
          </table:table-cell>
          <table:table-cell office:value-type="string">
            <text:p>28.10.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4.2">
            <text:p>14.2</text:p>
          </table:table-cell>
          <table:table-cell office:value-type="string">
            <text:p>28.10.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5.4">
            <text:p>15.4</text:p>
          </table:table-cell>
          <table:table-cell office:value-type="string">
            <text:p>29.05.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5">
            <text:p>25</text:p>
          </table:table-cell>
          <table:table-cell office:value-type="string">
            <text:p>29.05.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5">
            <text:p>25</text:p>
          </table:table-cell>
          <table:table-cell office:value-type="string">
            <text:p>29.05.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7.6">
            <text:p>7.6</text:p>
          </table:table-cell>
          <table:table-cell office:value-type="string">
            <text:p>29.06.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9.4">
            <text:p>29.4</text:p>
          </table:table-cell>
          <table:table-cell office:value-type="string">
            <text:p>29.07.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33.5">
            <text:p>33.5</text:p>
          </table:table-cell>
          <table:table-cell office:value-type="string">
            <text:p>29.08.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45.7">
            <text:p>45.7</text:p>
          </table:table-cell>
          <table:table-cell office:value-type="string">
            <text:p>29.08.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7">
            <text:p>17</text:p>
          </table:table-cell>
          <table:table-cell office:value-type="string">
            <text:p>29.08.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7.8">
            <text:p>17.8</text:p>
          </table:table-cell>
          <table:table-cell office:value-type="string">
            <text:p>29.08.9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9.2">
            <text:p>19.2</text:p>
          </table:table-cell>
          <table:table-cell office:value-type="string">
            <text:p>29.08.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4.2">
            <text:p>24.2</text:p>
          </table:table-cell>
          <table:table-cell office:value-type="string">
            <text:p>29.08.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29.2">
            <text:p>29.2</text:p>
          </table:table-cell>
          <table:table-cell office:value-type="string">
            <text:p>29.08.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4.4">
            <text:p>34.4</text:p>
          </table:table-cell>
          <table:table-cell office:value-type="string">
            <text:p>29.08.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5.8">
            <text:p>35.8</text:p>
          </table:table-cell>
          <table:table-cell office:value-type="string">
            <text:p>29.08.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6.6">
            <text:p>26.6</text:p>
          </table:table-cell>
          <table:table-cell office:value-type="string">
            <text:p>29.09.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7.8">
            <text:p>7.8</text:p>
          </table:table-cell>
          <table:table-cell office:value-type="string">
            <text:p>29.09.7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0">
            <text:p>10</text:p>
          </table:table-cell>
          <table:table-cell office:value-type="string">
            <text:p>29.09.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9">
            <text:p>19</text:p>
          </table:table-cell>
          <table:table-cell office:value-type="string">
            <text:p>29.09.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0.2">
            <text:p>30.2</text:p>
          </table:table-cell>
          <table:table-cell office:value-type="string">
            <text:p>29.09.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5.8">
            <text:p>45.8</text:p>
          </table:table-cell>
          <table:table-cell office:value-type="string">
            <text:p>30.03.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3.8">
            <text:p>13.8</text:p>
          </table:table-cell>
          <table:table-cell office:value-type="string">
            <text:p>30.04.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5.7">
            <text:p>15.7</text:p>
          </table:table-cell>
          <table:table-cell office:value-type="string">
            <text:p>30.04.0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6.3">
            <text:p>16.3</text:p>
          </table:table-cell>
          <table:table-cell office:value-type="string">
            <text:p>30.04.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6.8">
            <text:p>16.8</text:p>
          </table:table-cell>
          <table:table-cell office:value-type="string">
            <text:p>30.04.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7.7">
            <text:p>17.7</text:p>
          </table:table-cell>
          <table:table-cell office:value-type="string">
            <text:p>30.04.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20.4">
            <text:p>20.4</text:p>
          </table:table-cell>
          <table:table-cell office:value-type="string">
            <text:p>30.06.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9.4">
            <text:p>29.4</text:p>
          </table:table-cell>
          <table:table-cell office:value-type="string">
            <text:p>30.06.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30.4">
            <text:p>30.4</text:p>
          </table:table-cell>
          <table:table-cell office:value-type="string">
            <text:p>30.06.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4.2">
            <text:p>34.2</text:p>
          </table:table-cell>
          <table:table-cell office:value-type="string">
            <text:p>30.06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52.8">
            <text:p>52.8</text:p>
          </table:table-cell>
          <table:table-cell office:value-type="string">
            <text:p>30.06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52.8">
            <text:p>52.8</text:p>
          </table:table-cell>
          <table:table-cell office:value-type="string">
            <text:p>30.06.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52.8">
            <text:p>52.8</text:p>
          </table:table-cell>
          <table:table-cell office:value-type="string">
            <text:p>30.06.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52.8">
            <text:p>52.8</text:p>
          </table:table-cell>
          <table:table-cell office:value-type="string">
            <text:p>30.06.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0.8">
            <text:p>10.8</text:p>
          </table:table-cell>
          <table:table-cell office:value-type="string">
            <text:p>30.07.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5">
            <text:p>15</text:p>
          </table:table-cell>
          <table:table-cell office:value-type="string">
            <text:p>30.07.0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8.2">
            <text:p>18.2</text:p>
          </table:table-cell>
          <table:table-cell office:value-type="string">
            <text:p>30.07.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8.5">
            <text:p>18.5</text:p>
          </table:table-cell>
          <table:table-cell office:value-type="string">
            <text:p>30.07.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19.3">
            <text:p>19.3</text:p>
          </table:table-cell>
          <table:table-cell office:value-type="string">
            <text:p>30.07.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4.6">
            <text:p>14.6</text:p>
          </table:table-cell>
          <table:table-cell office:value-type="string">
            <text:p>30.07.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25.5">
            <text:p>25.5</text:p>
          </table:table-cell>
          <table:table-cell office:value-type="string">
            <text:p>30.07.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7.8">
            <text:p>27.8</text:p>
          </table:table-cell>
          <table:table-cell office:value-type="string">
            <text:p>30.07.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8">
            <text:p>28</text:p>
          </table:table-cell>
          <table:table-cell office:value-type="string">
            <text:p>30.07.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8">
            <text:p>8</text:p>
          </table:table-cell>
          <table:table-cell office:value-type="string">
            <text:p>30.07.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0.8">
            <text:p>10.8</text:p>
          </table:table-cell>
          <table:table-cell office:value-type="string">
            <text:p>30.07.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1.4">
            <text:p>11.4</text:p>
          </table:table-cell>
          <table:table-cell office:value-type="string">
            <text:p>30.07.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1.4">
            <text:p>11.4</text:p>
          </table:table-cell>
          <table:table-cell office:value-type="string">
            <text:p>30.07.7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40">
            <text:p>40</text:p>
          </table:table-cell>
          <table:table-cell office:value-type="string">
            <text:p>30.07.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7">
            <text:p>17</text:p>
          </table:table-cell>
          <table:table-cell office:value-type="string">
            <text:p>30.08.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9">
            <text:p>39</text:p>
          </table:table-cell>
          <table:table-cell office:value-type="string">
            <text:p>30.08.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2.2">
            <text:p>12.2</text:p>
          </table:table-cell>
          <table:table-cell office:value-type="string">
            <text:p>30.10.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36.8">
            <text:p>36.8</text:p>
          </table:table-cell>
          <table:table-cell office:value-type="string">
            <text:p>30.10.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86.8">
            <text:p>86.8</text:p>
          </table:table-cell>
          <table:table-cell office:value-type="string">
            <text:p>31.01.8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113.4">
            <text:p>113.4</text:p>
          </table:table-cell>
          <table:table-cell office:value-type="string">
            <text:p>31.01.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6.6">
            <text:p>16.6</text:p>
          </table:table-cell>
          <table:table-cell office:value-type="string">
            <text:p>31.05.8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8.8">
            <text:p>18.8</text:p>
          </table:table-cell>
          <table:table-cell office:value-type="string">
            <text:p>31.05.8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16.4">
            <text:p>16.4</text:p>
          </table:table-cell>
          <table:table-cell office:value-type="string">
            <text:p>31.07.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string">
            <text:p>31.07.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23.4">
            <text:p>23.4</text:p>
          </table:table-cell>
          <table:table-cell office:value-type="string">
            <text:p>31.07.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float" office:value="13.6">
            <text:p>13.6</text:p>
          </table:table-cell>
          <table:table-cell office:value-type="string">
            <text:p>31.08.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7.7">
            <text:p>17.7</text:p>
          </table:table-cell>
          <table:table-cell office:value-type="string">
            <text:p>31.08.1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n</text:p>
          </table:table-cell>
          <table:table-cell office:value-type="float" office:value="22">
            <text:p>22</text:p>
          </table:table-cell>
          <table:table-cell office:value-type="string">
            <text:p>31.08.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2.1">
            <text:p>22.1</text:p>
          </table:table-cell>
          <table:table-cell office:value-type="string">
            <text:p>31.08.14</text:p>
          </table:table-cell>
        </table:table-row>
        <table:table-row table:style-name="ro1" table:number-rows-repeated="1047999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1" table:target-range-address="Sheet1.A1:Sheet1.D576" table:display-filter-buttons="true">
          <table:sort>
            <table:sort-by table:field-number="3" table:data-type="automatic"/>
          </table:sort>
        </table:database-range>
        <table:database-range table:target-range-address="Sheet1.A1:Sheet1.D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9">08/19/2023</text:date>, <text:time>12:3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9T12:31:08</dc:date>
    <dc:creator>David Di Pauli</dc:creator>
    <meta:document-statistic meta:table-count="1" meta:cell-count="2304" meta:object-count="0"/>
    <meta:generator>OpenOffice/4.1.14$Unix OpenOffice.org_project/4114m1$Build-9811</meta:generator>
  </office:meta>
</office:document-meta>
</file>